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d0c" officeooo:paragraph-rsid="0007ad0c"/>
    </style:style>
    <style:style style:name="P2" style:family="paragraph" style:parent-style-name="Standard">
      <style:text-properties fo:font-size="18pt" officeooo:rsid="0007ad0c" officeooo:paragraph-rsid="0007ad0c" style:font-size-asian="18pt" style:font-size-complex="18pt"/>
    </style:style>
    <style:style style:name="P3" style:family="paragraph" style:parent-style-name="Standard">
      <style:text-properties fo:font-size="16pt" officeooo:rsid="0007ad0c" officeooo:paragraph-rsid="0007ad0c" style:font-size-asian="16pt" style:font-size-complex="16pt"/>
    </style:style>
    <style:style style:name="P4" style:family="paragraph" style:parent-style-name="Standard">
      <style:text-properties officeooo:rsid="00091092" officeooo:paragraph-rsid="00091092"/>
    </style:style>
    <style:style style:name="P5" style:family="paragraph" style:parent-style-name="Standard">
      <style:text-properties officeooo:rsid="0009ca9f" officeooo:paragraph-rsid="0009ca9f"/>
    </style:style>
    <style:style style:name="P6" style:family="paragraph" style:parent-style-name="Standard" style:list-style-name="L2">
      <style:text-properties officeooo:rsid="0009ca9f" officeooo:paragraph-rsid="0009ca9f"/>
    </style:style>
    <style:style style:name="P7" style:family="paragraph" style:parent-style-name="Standard" style:list-style-name="L4">
      <style:text-properties officeooo:rsid="0009ca9f" officeooo:paragraph-rsid="000d10f2"/>
    </style:style>
    <style:style style:name="P8" style:family="paragraph" style:parent-style-name="Standard" style:list-style-name="L4">
      <style:text-properties officeooo:rsid="0009ca9f" officeooo:paragraph-rsid="000de82e"/>
    </style:style>
    <style:style style:name="P9" style:family="paragraph" style:parent-style-name="Standard">
      <style:text-properties officeooo:paragraph-rsid="0009ca9f"/>
    </style:style>
    <style:style style:name="P10" style:family="paragraph" style:parent-style-name="Standard">
      <style:text-properties officeooo:rsid="000ad3b9" officeooo:paragraph-rsid="000ad3b9"/>
    </style:style>
    <style:style style:name="P11" style:family="paragraph" style:parent-style-name="Standard" style:list-style-name="L4">
      <style:text-properties officeooo:rsid="000ad3b9" officeooo:paragraph-rsid="000de82e"/>
    </style:style>
    <style:style style:name="P12" style:family="paragraph" style:parent-style-name="Standard" style:list-style-name="L5">
      <style:text-properties officeooo:rsid="000ad3b9" officeooo:paragraph-rsid="000ad3b9"/>
    </style:style>
    <style:style style:name="P13" style:family="paragraph" style:parent-style-name="Standard">
      <style:text-properties officeooo:rsid="000c134a" officeooo:paragraph-rsid="000c134a"/>
    </style:style>
    <style:style style:name="P14" style:family="paragraph" style:parent-style-name="Standard" style:list-style-name="L6">
      <style:text-properties officeooo:rsid="000c134a" officeooo:paragraph-rsid="000c134a"/>
    </style:style>
    <style:style style:name="P15" style:family="paragraph" style:parent-style-name="Standard">
      <style:text-properties officeooo:rsid="000c407f" officeooo:paragraph-rsid="000c407f"/>
    </style:style>
    <style:style style:name="P16" style:family="paragraph" style:parent-style-name="Standard" style:list-style-name="L8">
      <style:text-properties officeooo:rsid="000d10f2" officeooo:paragraph-rsid="000d10f2"/>
    </style:style>
    <style:style style:name="P17" style:family="paragraph" style:parent-style-name="Standard">
      <style:text-properties officeooo:rsid="000d10f2" officeooo:paragraph-rsid="000d10f2"/>
    </style:style>
    <style:style style:name="P18" style:family="paragraph" style:parent-style-name="Standard" style:list-style-name="L2">
      <style:text-properties officeooo:rsid="000d10f2" officeooo:paragraph-rsid="000d10f2"/>
    </style:style>
    <style:style style:name="P19" style:family="paragraph" style:parent-style-name="Standard" style:list-style-name="L5">
      <style:text-properties officeooo:rsid="000de82e" officeooo:paragraph-rsid="000de82e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09ca9f"/>
    </style:style>
    <style:style style:name="T2" style:family="text">
      <style:text-properties style:font-name="sans-serif" fo:font-size="9.75pt"/>
    </style:style>
    <style:style style:name="T3" style:family="text">
      <style:text-properties style:font-name="sans-serif" fo:font-size="9.75pt" officeooo:rsid="0009ca9f"/>
    </style:style>
    <style:style style:name="T4" style:family="text">
      <style:text-properties style:font-name="sans-serif" fo:font-size="9.75pt" officeooo:rsid="000d10f2"/>
    </style:style>
    <style:style style:name="T5" style:family="text">
      <style:text-properties style:font-name="sans-serif" fo:font-size="9.75pt" officeooo:rsid="000de82e"/>
    </style:style>
    <style:style style:name="T6" style:family="text">
      <style:text-properties style:font-name="sans-serif" fo:font-size="9.75pt" officeooo:rsid="000d10f2" fo:background-color="#ed1c24" loext:char-shading-value="0"/>
    </style:style>
    <style:style style:name="T7" style:family="text">
      <style:text-properties style:font-name="sans-serif" fo:font-size="9.75pt" officeooo:rsid="000de82e" fo:background-color="#ed1c24" loext:char-shading-value="0"/>
    </style:style>
    <style:style style:name="T8" style:family="text">
      <style:text-properties style:font-name="sans-serif" fo:font-size="9.75pt" officeooo:rsid="000d10f2" fo:background-color="#fff200" loext:char-shading-value="0"/>
    </style:style>
    <style:style style:name="T9" style:family="text">
      <style:text-properties style:font-name="sans-serif" fo:font-size="9.75pt" officeooo:rsid="000d10f2" fo:background-color="#fff200" loext:char-shading-value="0"/>
    </style:style>
    <style:style style:name="T10" style:family="text">
      <style:text-properties style:font-name="sans-serif" fo:font-size="9.75pt" officeooo:rsid="000de82e" fo:background-color="#fff200" loext:char-shading-value="0"/>
    </style:style>
    <style:style style:name="T11" style:family="text">
      <style:text-properties style:font-name="sans-serif" fo:font-size="9.75pt" officeooo:rsid="000de82e" fo:background-color="#ffffff" loext:char-shading-value="0"/>
    </style:style>
    <style:style style:name="T12" style:family="text">
      <style:text-properties officeooo:rsid="000c134a"/>
    </style:style>
    <style:style style:name="T13" style:family="text">
      <style:text-properties style:text-position="sub 58%" style:font-name="sans-serif" fo:font-size="9.75pt" fo:font-weight="bold" style:font-weight-asian="bold" style:font-weight-complex="bold"/>
    </style:style>
    <style:style style:name="T14" style:family="text">
      <style:text-properties style:text-position="sub 58%" style:font-name="sans-serif" fo:font-size="9.75pt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sans-serif" fo:font-size="9.75pt" fo:font-weight="bold" style:font-weight-asian="bold" style:font-weight-complex="bold"/>
    </style:style>
    <style:style style:name="T17" style:family="text">
      <style:text-properties style:text-position="0% 100%" style:font-name="sans-serif" fo:font-size="9.75pt" fo:font-weight="normal" style:font-weight-asian="normal" style:font-weight-complex="normal"/>
    </style:style>
    <style:style style:name="T18" style:family="text">
      <style:text-properties style:text-position="0% 100%" style:font-name="sans-serif" fo:font-size="9.75pt" fo:font-weight="normal" officeooo:rsid="000c407f" style:font-weight-asian="normal" style:font-weight-complex="normal"/>
    </style:style>
    <style:style style:name="T19" style:family="text">
      <style:text-properties style:text-position="0% 100%" style:font-name="sans-serif" fo:font-size="9.75pt" fo:font-weight="normal" officeooo:rsid="000d10f2" style:font-weight-asian="normal" style:font-weight-complex="normal"/>
    </style:style>
    <style:style style:name="T20" style:family="text">
      <style:text-properties style:text-position="super 58%" style:font-name="sans-serif" fo:font-size="9.75pt"/>
    </style:style>
    <style:style style:name="T21" style:family="text">
      <style:text-properties style:text-position="super 58%" style:font-name="sans-serif" fo:font-size="9.75pt" officeooo:rsid="000de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3 Adressage et performance</text:p>
      <text:p text:style-name="P1"/>
      <text:p text:style-name="P1">client<text:tab/><text:tab/><text:tab/><text:tab/><text:tab/><text:tab/><text:tab/>serveur</text:p>
      <text:p text:style-name="P1">HTTP<text:tab/><text:tab/>applicatif<text:tab/><text:tab/><text:tab/><text:tab/>HTTP</text:p>
      <text:p text:style-name="P1">TCP<text:tab/><text:tab/>transport port# multiplexage<text:tab/><text:tab/>TCP</text:p>
      <text:p text:style-name="P1">IP<text:tab/><text:tab/>réseau adressage IP<text:tab/><text:tab/><text:tab/>IP</text:p>
      <text:p text:style-name="P1">MAC<text:tab/><text:tab/><text:tab/><text:tab/><text:tab/><text:tab/><text:tab/>MAC</text:p>
      <text:p text:style-name="P4">Physique<text:tab/><text:tab/><text:tab/><text:tab/><text:tab/><text:tab/>Physique</text:p>
      <text:p text:style-name="P4"/>
      <text:p text:style-name="P4">PDU inclus les uns dans les autres avec couche 1 contient tous les autres.</text:p>
      <text:p text:style-name="P4"/>
      <text:p text:style-name="P4"><draw:frame text:anchor-type="paragraph" draw:z-index="0" draw:name="Shape1" draw:style-name="gr1" draw:text-style-name="P20" svg:width="7.243cm" svg:height="1.463cm" svg:x="1.083cm" svg:y="0.039cm"><draw:text-box><text:p>Port#<text:tab/><text:tab/><text:tab/><text:tab/>applicatif HTTP</text:p><text:p>En-tête<text:tab/><text:tab/><text:tab/><text:tab/>charge utile</text:p><text:p>Ou header<text:tab/><text:tab/>ou payload</text:p></draw:text-box></draw:frame></text:p>
      <text:p text:style-name="P4"/>
      <text:p text:style-name="P3"/>
      <text:p text:style-name="P3"/>
      <text:p text:style-name="P3">2 Adressage</text:p>
      <text:p text:style-name="P13"/>
      <text:p text:style-name="P13">Pourquoi il y a des classes différentes ?</text:p>
      <text:p text:style-name="P13">Pas plus de 255 réseaux de classe A, aujourd’hui même plus de classe B et classe C.</text:p>
      <text:p text:style-name="P15"/>
      <text:p text:style-name="P15">Switch vs Routeur :</text:p>
      <text:p text:style-name="P15">Switch va jusqu’à la couche 2 physique et liaison.</text:p>
      <text:p text:style-name="P15">Routeur va jusqu’à la couche 2 physique et liaison et IP.</text:p>
      <text:p text:style-name="P15"/>
      <text:p text:style-name="P15"/>
      <text:p text:style-name="P4">1) <text:span text:style-name="T1">classful avec / et classless sans /</text:span></text:p>
      <text:p text:style-name="P5">2) <text:span text:style-name="T12">Privé vs Public :</text:span></text:p>
      <text:p text:style-name="P15">Privé passe le Switch car celui-ci s’arrête à la couche 2. Il ne lit pas l’adresse IP donc le laisse passer. Le Routeur sait qu’il y a une adresse privée donc ne le laisse pas passer.</text:p>
      <text:p text:style-name="P9"><text:span text:style-name="T1">3) </text:span><text:span text:style-name="T2">192.168.1.128/2</text:span><text:span text:style-name="T3">0</text:span></text:p>
      <text:p text:style-name="P9"><text:span text:style-name="T3"><text:tab/>20 bits utilisés pour adresse réseau.</text:span></text:p>
      <text:p text:style-name="P9"><text:span text:style-name="T3"><text:tab/>32-20 = 12 bits utilisés pour adresse des hôtes.</text:span></text:p>
      <text:p text:style-name="P9"><text:span text:style-name="T3"><text:tab/>Masque = 11111111 11111111 11110000 00000000</text:span></text:p>
      <text:p text:style-name="P9"><text:span text:style-name="T3"><text:tab/><text:tab/> <text:s/>= 255.255.240.0</text:span></text:p>
      <text:p text:style-name="P5"><text:span text:style-name="T2">4) Type B</text:span></text:p>
      <text:list xml:id="list1530258911" text:style-name="L2">
        <text:list-item>
          <text:p text:style-name="P6"><text:span text:style-name="T2">128.0.0.0 → 191.255.255.255 donc ex : 1</text:span><text:span text:style-name="T4">80.1.0.0</text:span></text:p>
        </text:list-item>
        <text:list-item>
          <text:p text:style-name="P18"><text:span text:style-name="T2">8 sous-réseaux or 2³ = 8 donc avec 3 bits on peut coder nos sous-réseaux. </text:span></text:p>
        </text:list-item>
      </text:list>
      <text:list xml:id="list2029668115" text:style-name="L4">
        <text:list-item>
          <text:p text:style-name="P7"><text:span text:style-name="T2">1</text:span><text:span text:style-name="T4">80.1</text:span><text:span text:style-name="T6">.0.</text:span><text:span text:style-name="T4">0</text:span><text:span text:style-name="T9">/19</text:span><text:span text:style-name="T4"><text:tab/><text:tab/></text:span><text:span text:style-name="T7">00000000</text:span><text:span text:style-name="T11"><text:tab/><text:tab/></text:span><text:span text:style-name="T10">16--&gt;19</text:span></text:p>
        </text:list-item>
        <text:list-item>
          <text:p text:style-name="P7"><text:span text:style-name="T2">1</text:span><text:span text:style-name="T4">80.1.</text:span><text:span text:style-name="T7">32</text:span><text:span text:style-name="T4">.0/</text:span><text:span text:style-name="T5">19<text:tab/><text:tab/></text:span><text:span text:style-name="T7">00100000</text:span></text:p>
        </text:list-item>
        <text:list-item>
          <text:p text:style-name="P8"><text:span text:style-name="T2">1</text:span><text:span text:style-name="T4">80.1.</text:span><text:span text:style-name="T7">64</text:span><text:span text:style-name="T4">.0/</text:span><text:span text:style-name="T5">19<text:tab/><text:tab/></text:span><text:span text:style-name="T7">01000000</text:span></text:p>
        </text:list-item>
        <text:list-item>
          <text:p text:style-name="P11"><text:span text:style-name="T3">1</text:span><text:span text:style-name="T4">80.1.</text:span><text:span text:style-name="T7">96</text:span><text:span text:style-name="T4">.0/</text:span><text:span text:style-name="T5">19</text:span><text:span text:style-name="T2"> <text:tab/></text:span><text:span text:style-name="T7">01100000</text:span></text:p>
        </text:list-item>
        <text:list-item>
          <text:p text:style-name="P11"><text:span text:style-name="T3">1</text:span><text:span text:style-name="T4">80.1.</text:span><text:span text:style-name="T7">128</text:span><text:span text:style-name="T4">.0/</text:span><text:span text:style-name="T5">19</text:span><text:span text:style-name="T2"> <text:tab/></text:span><text:span text:style-name="T7">10000000</text:span></text:p>
        </text:list-item>
        <text:list-item>
          <text:p text:style-name="P11"><text:span text:style-name="T3">1</text:span><text:span text:style-name="T4">80.1.</text:span><text:span text:style-name="T7">160</text:span><text:span text:style-name="T4">.0/</text:span><text:span text:style-name="T5">19</text:span><text:span text:style-name="T2"> <text:tab/></text:span><text:span text:style-name="T7">10100000</text:span></text:p>
        </text:list-item>
        <text:list-item>
          <text:p text:style-name="P11"><text:span text:style-name="T3">1</text:span><text:span text:style-name="T4">80.1.</text:span><text:span text:style-name="T7">198</text:span><text:span text:style-name="T4">.0/</text:span><text:span text:style-name="T5">19</text:span><text:span text:style-name="T2"> <text:tab/></text:span><text:span text:style-name="T7">11000000</text:span></text:p>
        </text:list-item>
        <text:list-item>
          <text:p text:style-name="P8"><text:span text:style-name="T2">1</text:span><text:span text:style-name="T4">80.1.</text:span><text:span text:style-name="T7">224</text:span><text:span text:style-name="T4">.0/</text:span><text:span text:style-name="T5">19<text:tab/></text:span><text:span text:style-name="T7">11100000</text:span></text:p>
        </text:list-item>
      </text:list>
      <text:list xml:id="list3187188456" text:style-name="L5">
        <text:list-item>
          <text:p text:style-name="P12"><text:span text:style-name="T2"><text:s/></text:span><text:span text:style-name="T5">1</text:span><text:span text:style-name="T21">er</text:span><text:span text:style-name="T5"> 180.1.0.1 et dernier 18.1.31.254 ect pour les autres</text:span></text:p>
        </text:list-item>
        <text:list-item>
          <text:p text:style-name="P19"><text:span text:style-name="T2">2</text:span><text:span text:style-name="T20">e</text:span><text:span text:style-name="T2"> sous-réseaux divisé en 2 :</text:span></text:p>
          <text:list>
            <text:list-header>
              <text:p text:style-name="P19"><text:span text:style-name="T2">180.1.32.0/20</text:span></text:p>
              <text:p text:style-name="P19"><text:span text:style-name="T2">180.1.48.0/20</text:span></text:p>
            </text:list-header>
          </text:list>
        </text:list-item>
      </text:list>
      <text:p text:style-name="P10"><text:span text:style-name="T2"/></text:p>
      <text:p text:style-name="P13"><text:span text:style-name="T2">5)</text:span></text:p>
      <text:p text:style-name="P13"><text:span text:style-name="T2"/></text:p>
      <text:p text:style-name="P13"><text:span text:style-name="T2">6) Paquet (L,l,d,v) :</text:span></text:p>
      <text:list xml:id="list3473410940" text:style-name="L6">
        <text:list-item>
          <text:p text:style-name="P14"><text:soft-page-break/><text:span text:style-name="T2">d</text:span><text:span text:style-name="T13">prop</text:span><text:span text:style-name="T16"> </text:span><text:span text:style-name="T17">= l/v</text:span></text:p>
        </text:list-item>
        <text:list-item>
          <text:p text:style-name="P14"><text:span text:style-name="T17">d</text:span><text:span text:style-name="T14">trans </text:span><text:span text:style-name="T17">= L/d</text:span></text:p>
        </text:list-item>
        <text:list-item>
          <text:p text:style-name="P14"><text:span text:style-name="T17">d</text:span><text:span text:style-name="T14">prop</text:span><text:span text:style-name="T17"> &gt; d</text:span><text:span text:style-name="T14">trans</text:span><text:span text:style-name="T17"> =&gt; </text:span><text:span text:style-name="T18">file d’attente ?</text:span></text:p>
        </text:list-item>
      </text:list>
      <text:p text:style-name="P13"><text:span text:style-name="T18"/></text:p>
      <text:p text:style-name="P15"><text:span text:style-name="T17">7) </text:span><text:span text:style-name="T19">Données :</text:span></text:p>
      <text:list xml:id="list2607917855" text:style-name="L8">
        <text:list-item>
          <text:p text:style-name="P16"><text:span text:style-name="T17">d=64 Kbps = 64000 bps</text:span></text:p>
        </text:list-item>
        <text:list-item>
          <text:p text:style-name="P16"><text:span text:style-name="T17">L=56*8 bits</text:span></text:p>
        </text:list-item>
        <text:list-item>
          <text:p text:style-name="P16"><text:span text:style-name="T17">d</text:span><text:span text:style-name="T14">prop</text:span><text:span text:style-name="T17"> = 10ms = 10^(-3)s</text:span></text:p>
        </text:list-item>
        <text:list-item>
          <text:p text:style-name="P16"><text:span text:style-name="T17">d</text:span><text:span text:style-name="T14">trans </text:span><text:span text:style-name="T17">?</text:span></text:p>
        </text:list-item>
      </text:list>
      <text:p text:style-name="P17"><text:span text:style-name="T17"/></text:p>
      <text:p text:style-name="P17"><text:span text:style-name="T17">D</text:span><text:span text:style-name="T14">trans</text:span><text:span text:style-name="T17">=L/d =</text:span></text:p>
      <text:p text:style-name="P17"><text:span text:style-name="T17">Réponse à la question → délai = d</text:span><text:span text:style-name="T14">prop</text:span><text:span text:style-name="T17"> + d</text:span><text:span text:style-name="T14">trans</text:span><text:span text:style-name="T17"> = 0.001+0.007= 80ms</text:span></text:p>
      <text:p text:style-name="P17"><text:span text:style-name="T17"/></text:p>
      <text:p text:style-name="P17"><text:span text:style-name="T17">8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7:42:50.116758451</meta:creation-date>
    <dc:date>2019-09-23T19:47:44.856571725</dc:date>
    <meta:editing-duration>PT9M4S</meta:editing-duration>
    <meta:editing-cycles>1</meta:editing-cycles>
    <meta:document-statistic meta:table-count="0" meta:image-count="0" meta:object-count="0" meta:page-count="2" meta:paragraph-count="50" meta:word-count="296" meta:character-count="1622" meta:non-whitespace-character-count="1355"/>
    <meta:generator>LibreOffice/6.0.7.3$Linux_X86_64 LibreOffice_project/00m0$Build-3</meta:generator>
  </office:meta>
</office:document-meta>
</file>